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232.7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6" calcext:value-type="float">
            <text:p>305.6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1.3" calcext:value-type="float">
            <text:p>311.3</text:p>
          </table:table-cell>
          <table:table-cell/>
          <table:table-cell table:style-name="ce1" table:formula="of:=SUM([.F23:.F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TownePlace Suites????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8 Deauville Blvd, Midland, TX 79706</text:p>
          </table:table-cell>
          <table:table-cell office:value-type="string" calcext:value-type="string">
            <text:p>TownePlace Suites by Marriott Midland ???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5.8" calcext:value-type="float">
            <text:p>75.8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8:.D42])" office:value-type="float" office:value="329.7" calcext:value-type="float">
            <text:p>329.7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8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4" table:number-columns-repeated="2" table:default-cell-style-name="ce58"/>
        <table:table-column table:style-name="co89" table:default-cell-style-name="ce58"/>
        <table:table-column table:style-name="co90" table:default-cell-style-name="Default"/>
        <table:table-column table:style-name="co90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Rate + Tax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 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29" calcext:value-type="currency">
            <text:p>$129.00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  <table:table-cell office:value-type="currency" office:currency="USD" office:value="95849" calcext:value-type="currency">
            <text:p>$95,849</text:p>
          </table:table-cell>
        </table:table-row>
        <table:table-row table:style-name="ro1">
          <table:table-cell office:value-type="string" calcext:value-type="string">
            <text:p>Hampton Inn and Suites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24" calcext:value-type="currency">
            <text:p>$124.00</text:p>
          </table:table-cell>
          <table:table-cell office:value-type="currency" office:currency="USD" office:value="135.6" calcext:value-type="currency">
            <text:p>$135.60</text:p>
          </table:table-cell>
          <table:table-cell office:value-type="string" calcext:value-type="string">
            <text:p>1791 Sycamore Ave, Kingman, AZ 86409</text:p>
          </table:table-cell>
          <table:table-cell office:value-type="float" office:value="86409" calcext:value-type="float">
            <text:p>86409</text:p>
          </table:table-cell>
          <table:table-cell office:value-type="currency" office:currency="USD" office:value="35729" calcext:value-type="currency">
            <text:p>$35,729</text:p>
          </table:table-cell>
        </table:table-row>
        <table:table-row table:style-name="ro1">
          <table:table-cell office:value-type="string" calcext:value-type="string">
            <text:p>Embassy Suites by Hilton Tucson Paloma Village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58" calcext:value-type="currency">
            <text:p>$258.00</text:p>
          </table:table-cell>
          <table:table-cell office:value-type="currency" office:currency="USD" office:value="280.19" calcext:value-type="currency">
            <text:p>$280.19</text:p>
          </table:table-cell>
          <table:table-cell office:value-type="string" calcext:value-type="string">
            <text:p>3110 E Skyline Dr, Tucson, AZ 85718</text:p>
          </table:table-cell>
          <table:table-cell office:value-type="float" office:value="85718" calcext:value-type="float">
            <text:p>85718</text:p>
          </table:table-cell>
          <table:table-cell office:value-type="currency" office:currency="USD" office:value="84958" calcext:value-type="currency">
            <text:p>$84,958</text:p>
          </table:table-cell>
        </table:table-row>
        <table:table-row table:style-name="ro1">
          <table:table-cell office:value-type="string" calcext:value-type="string">
            <text:p>Holiday Inn Express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39" calcext:value-type="currency">
            <text:p>$139.00</text:p>
          </table:table-cell>
          <table:table-cell office:value-type="currency" office:currency="USD" office:value="163.33" calcext:value-type="currency">
            <text:p>$163.33</text:p>
          </table:table-cell>
          <table:table-cell office:value-type="string" calcext:value-type="string">
            <text:p>7935 Artcraft Rd, El Paso, TX 79912</text:p>
          </table:table-cell>
          <table:table-cell office:value-type="float" office:value="79932" calcext:value-type="float">
            <text:p>79932</text:p>
          </table:table-cell>
          <table:table-cell office:value-type="currency" office:currency="USD" office:value="58127" calcext:value-type="currency">
            <text:p>$58,127</text:p>
          </table:table-cell>
        </table:table-row>
        <table:table-row table:style-name="ro1">
          <table:table-cell office:value-type="string" calcext:value-type="string">
            <text:p>Hampton Inn Ozona</text:p>
          </table:table-cell>
          <table:table-cell table:style-name="Default" office:value-type="string" calcext:value-type="string">
            <text:p>Ozona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127.37" calcext:value-type="currency">
            <text:p>$127.37</text:p>
          </table:table-cell>
          <table:table-cell office:value-type="currency" office:currency="USD" office:value="140.11" calcext:value-type="currency">
            <text:p>$140.11</text:p>
          </table:table-cell>
          <table:table-cell office:value-type="string" calcext:value-type="string">
            <text:p>816 14th St, Ozona, TX 76943</text:p>
          </table:table-cell>
          <table:table-cell office:value-type="float" office:value="76943" calcext:value-type="float">
            <text:p>76943</text:p>
          </table:table-cell>
          <table:table-cell office:value-type="currency" office:currency="USD" office:value="52487" calcext:value-type="currency">
            <text:p>$52,487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9" table:formula="of:=SUM([.E2:.E6])" office:value-type="currency" office:currency="USD" office:value="777.37" calcext:value-type="currency">
            <text:p>$777.37</text:p>
          </table:table-cell>
          <table:table-cell table:style-name="ce69" table:formula="of:=SUM([.F2:.F6])" office:value-type="currency" office:currency="USD" office:value="863.73" calcext:value-type="currency">
            <text:p>$863.7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5 – El Paso – Ozona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el Day 6 – Ozona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1:.B16])" office:value-type="currency" office:currency="USD" office:value="284.15" calcext:value-type="currency">
            <text:p>$284.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2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1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8:51:39.863733384</dc:date>
    <meta:editing-duration>P25DT9H58M50S</meta:editing-duration>
    <meta:editing-cycles>428</meta:editing-cycles>
    <meta:generator>LibreOffice/5.1.6.2$Linux_X86_64 LibreOffice_project/10m0$Build-2</meta:generator>
    <meta:document-statistic meta:table-count="12" meta:cell-count="5422" meta:object-count="0"/>
  </office:meta>
</office:document-meta>
</file>